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c4f01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c4f0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f8a4" officeooo:paragraph-rsid="000cf8a4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normal" officeooo:paragraph-rsid="000c4f0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cf8a4" officeooo:paragraph-rsid="000cf8a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0cf8a4" officeooo:paragraph-rsid="000d7d3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normal" officeooo:paragraph-rsid="000c4f01" style:font-weight-asian="normal" style:font-weight-complex="normal"/>
    </style:style>
    <style:style style:name="P8" style:family="paragraph" style:parent-style-name="Standard">
      <style:text-properties fo:font-weight="normal" officeooo:rsid="000cf8a4" officeooo:paragraph-rsid="000cf8a4" style:font-weight-asian="normal" style:font-weight-complex="normal"/>
    </style:style>
    <style:style style:name="P9" style:family="paragraph" style:parent-style-name="Standard">
      <style:text-properties fo:font-weight="normal" officeooo:paragraph-rsid="000cf8a4" style:font-weight-asian="normal" style:font-weight-complex="normal"/>
    </style:style>
    <style:style style:name="P10" style:family="paragraph" style:parent-style-name="Standard">
      <style:text-properties fo:font-weight="normal" officeooo:paragraph-rsid="000d7d3b" style:font-weight-asian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c4f0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4f01"/>
    </style:style>
    <style:style style:name="T3" style:family="text">
      <style:text-properties officeooo:rsid="000cf8a4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cf8a4" style:font-size-asian="12pt" style:font-size-complex="12pt"/>
    </style:style>
    <style:style style:name="T6" style:family="text">
      <style:text-properties officeooo:rsid="000d7d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omputer Graphics Lab Project Read Me Document</text:span></text:p>
      <text:p text:style-name="P2"><text:span text:style-name="T1">Course Name: Computer Graphics Lab</text:span></text:p>
      <text:p text:style-name="P3"><text:span text:style-name="T1">Spring 19</text:span></text:p>
      <text:p text:style-name="P2"><text:span text:style-name="T1">Course Id: CSI-422</text:span></text:p>
      <text:p text:style-name="P2"><text:span text:style-name="T1">Section: B</text:span></text:p>
      <text:p text:style-name="P1"/>
      <text:p text:style-name="P7">Group Members Info</text:p>
      <text:p text:style-name="P7"/>
      <text:p text:style-name="P7">Member 1 : <text:s/><text:span text:style-name="T3">Mohyminul Islam Shibly</text:span> (Id:011 15<text:span text:style-name="T3">2</text:span> <text:span text:style-name="T3">179</text:span>)</text:p>
      <text:p text:style-name="P7">Member 2 : <text:s/><text:span text:style-name="T3">Md. Hasanur Rahman</text:span> (Id: 011 15<text:span text:style-name="T3">2</text:span> 01<text:span text:style-name="T3">5</text:span>)</text:p>
      <text:p text:style-name="P7"/>
      <text:p text:style-name="P7">Project Type : <text:span text:style-name="T6">Car Race</text:span></text:p>
      <text:p text:style-name="P7">Project Specification : 2d</text:p>
      <text:p text:style-name="P7"/>
      <text:p text:style-name="P7">Platform : OpenGl</text:p>
      <text:p text:style-name="P7">Language : C</text:p>
      <text:p text:style-name="P7"/>
      <text:p text:style-name="P7">Controller : Key Board</text:p>
      <text:p text:style-name="P7"/>
      <text:p text:style-name="P7">Functions :</text:p>
      <text:p text:style-name="P7"><text:tab/><text:span text:style-name="T3">a. <text:s/></text:span>void drawText<text:span text:style-name="T2">(): draw the text for score and game over</text:span></text:p>
      <text:p text:style-name="P7"><text:span text:style-name="T2"><text:tab/></text:span><text:span text:style-name="T5">b. <text:s/>void drawTextNum(): counting the score</text:span></text:p>
      <text:p text:style-name="P4"><text:span text:style-name="T3"><text:tab/>c. <text:s/>void ovpos(): other vehicle position</text:span></text:p>
      <text:p text:style-name="P8"><text:tab/><text:span text:style-name="T4">d. <text:s/>void circle(): drawing circle for tree</text:span></text:p>
      <text:p text:style-name="P5"><text:tab/>e. <text:s/>void drawTree1(): drawing tree<text:span text:style-name="T6">1</text:span></text:p>
      <text:p text:style-name="P6"><text:tab/><text:span text:style-name="T6">f</text:span>. <text:s/>void draw<text:span text:style-name="T6">Road</text:span>(): drawing <text:span text:style-name="T6">road</text:span></text:p>
      <text:p text:style-name="P6"><text:tab/><text:span text:style-name="T6">g. <text:s/>void drawDivider(): black patch drawn in middle of road</text:span></text:p>
      <text:p text:style-name="P6"><text:tab/><text:span text:style-name="T6">h. <text:s/>void drawVehicle(): draw car for racing</text:span></text:p>
      <text:p text:style-name="P6"><text:span text:style-name="T6"><text:tab/>i. <text:s/>void drawOVehicle(): draw other cars</text:span></text:p>
      <text:p text:style-name="P8"><text:tab/><text:span text:style-name="T6">j. <text:s/>void Specialkey(): allow to use navigation key for movement of car</text:span></text:p>
      <text:p text:style-name="P10"><text:tab/><text:span text:style-name="T6">k. <text:s/>void Normalkey(): allow to use z key for jumping of car</text:span></text:p>
      <text:p text:style-name="P7"/>
      <text:p text:style-name="P7"/>
      <text:p text:style-name="P7">Short Description : After running the .exe <text:s/><text:span text:style-name="T2">file ,t</text:span>he program will run. <text:span text:style-name="T2">Up , Down , Left , Right is being used for the movement of the car . The car can jump from one position to another to avoid collision . Button ‘z’ is being used for jumping . By pressing the Up arrow button the speed will surge for the dividers and other vehicles . By pressing the Down arrow button the speed will decline for the dividers and other vehicles . </text:span></text:p>
      <text:p text:style-name="P7"/>
      <text:p text:style-name="P7">Instruction :</text:p>
      <text:p text:style-name="P7">bin-&gt;Debug-&gt;Car Race.exe </text:p>
      <text:p text:style-name="P7">Press “<text:span text:style-name="T2">Left arrow</text:span>” <text:span text:style-name="T2">to move left</text:span></text:p>
      <text:p text:style-name="P7"><text:span text:style-name="T2">Press “Right arrow” to move right</text:span></text:p>
      <text:p text:style-name="P7"><text:span text:style-name="T2">Press “Up arrow” to move forward</text:span></text:p>
      <text:p text:style-name="P7"><text:span text:style-name="T2">Press “Down arrow” to move backward</text:span></text:p>
      <text:p text:style-name="P7"><text:span text:style-name="T2">Press “z” to jump forward</text:span></text:p>
      <text:p text:style-name="P7"/>
      <text:p text:style-name="P9"><text:span text:style-name="T2">Back ground work: int main calls the </text:span></text:p>
      <text:p text:style-name="P9"/>
      <text:p text:style-name="P9"><text:soft-page-break/><text:span text:style-name="T2"><text:s text:c="4"/>glutInit(&amp;argc,argv);</text:span></text:p>
      <text:p text:style-name="P9"><text:span text:style-name="T2"><text:s text:c="4"/>glutInitDisplayMode(GLUT_RGB|GLUT_DOUBLE);</text:span></text:p>
      <text:p text:style-name="P9"><text:span text:style-name="T2"><text:s text:c="4"/>glutInitWindowPosition(100,100);</text:span></text:p>
      <text:p text:style-name="P9"><text:span text:style-name="T2"><text:s text:c="4"/>glutInitWindowSize(800,500);</text:span></text:p>
      <text:p text:style-name="P9"><text:span text:style-name="T2"><text:s text:c="4"/>glutCreateWindow("2D Car Racing game");</text:span></text:p>
      <text:p text:style-name="P9"><text:span text:style-name="T2"><text:s text:c="4"/>ovpos();</text:span></text:p>
      <text:p text:style-name="P9"><text:span text:style-name="T2"><text:s text:c="4"/>init();</text:span></text:p>
      <text:p text:style-name="P9"><text:span text:style-name="T2"><text:s text:c="4"/>glutDisplayFunc(display);</text:span></text:p>
      <text:p text:style-name="P9"><text:span text:style-name="T2"><text:s text:c="4"/>glutSpecialFunc(Specialkey);</text:span></text:p>
      <text:p text:style-name="P9"><text:span text:style-name="T2"><text:s text:c="4"/>glutKeyboardFunc(Normalkey);</text:span></text:p>
      <text:p text:style-name="P9"><text:span text:style-name="T2"><text:s text:c="4"/>glutIdleFunc(display);</text:span></text:p>
      <text:p text:style-name="P9"><text:span text:style-name="T2"><text:s text:c="4"/>glutMainLoop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2:24:07.281000000</meta:creation-date>
    <dc:date>2019-04-16T02:59:39.556000000</dc:date>
    <meta:editing-duration>PT8M50S</meta:editing-duration>
    <meta:editing-cycles>1</meta:editing-cycles>
    <meta:generator>Ink_Office/6.1.3.2$Windows_x86 LibreOffice_project/</meta:generator>
    <meta:document-statistic meta:table-count="0" meta:image-count="0" meta:object-count="0" meta:page-count="2" meta:paragraph-count="46" meta:word-count="288" meta:character-count="1884" meta:non-whitespace-character-count="1566"/>
  </office:meta>
</office:document-meta>
</file>